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45cm" fo:min-width="0.98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24cm" fo:min-width="1.2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1cm" fo:min-width="2.44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66cm" fo:min-width="2.447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152cm" draw:fill="none" draw:textarea-vertical-align="middle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draw:marker-end="Arrowheads_20_4" draw:marker-end-width="0.152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.9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.974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152cm" draw:fill="none" draw:textarea-vertical-align="middle"/>
    </style:style>
    <style:style style:name="gr11" style:family="graphic" style:parent-style-name="objectwithoutfill">
      <style:graphic-properties draw:marker-end="Arrowheads_20_6" draw:marker-end-width="0.152cm" draw:fill="none" draw:textarea-vertical-align="middle"/>
    </style:style>
    <style:style style:name="gr12" style:family="graphic" style:parent-style-name="objectwithoutfill">
      <style:graphic-properties draw:marker-end="Arrowheads_20_7" draw:marker-end-width="0.152cm" draw:fill="none" draw:textarea-vertical-align="middle"/>
    </style:style>
    <style:style style:name="gr13" style:family="graphic" style:parent-style-name="objectwithoutfill">
      <style:graphic-properties draw:marker-end="Arrowheads_20_8" draw:marker-end-width="0.15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0.559cm" svg:x="0.802cm" svg:y="0.16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2.946cm" svg:height="0.773cm" svg:x="0.154cm" svg:y="1.201cm"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2.946cm" svg:height="0.991cm" svg:x="0.154cm" svg:y="2.362cm">
          <text:p text:style-name="P1">s = 0<text:line-break/>i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2.946cm" svg:height="0.89cm" svg:x="0.154cm" svg:y="6.121cm">
          <text:p text:style-name="P1">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1.628cm" svg:y1="0.724cm" svg:x2="1.627cm" svg:y2="1.201cm" draw:start-shape="id1" draw:start-glue-point="6" draw:end-shape="id2" draw:end-glue-point="5" svg:d="M1628 724l-1 477" svg:viewBox="0 0 2 478">
          <text:p/>
        </draw:connector>
        <draw:connector draw:style-name="gr6" draw:text-style-name="P2" draw:layer="layout" draw:type="line" svg:x1="1.627cm" svg:y1="1.974cm" svg:x2="1.627cm" svg:y2="2.362cm" draw:start-shape="id2" draw:start-glue-point="8" draw:end-shape="id3" draw:end-glue-point="4" svg:d="M1627 1974v388" svg:viewBox="0 0 1 389">
          <text:p/>
        </draw:connector>
        <draw:custom-shape draw:style-name="gr1" draw:text-style-name="P1" xml:id="id5" draw:id="id5" draw:layer="layout" svg:width="1.651cm" svg:height="0.559cm" svg:x="0.802cm" svg:y="7.404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type="line" svg:x1="1.627cm" svg:y1="6.959cm" svg:x2="1.628cm" svg:y2="7.404cm" draw:start-shape="id4" draw:start-glue-point="6" draw:end-shape="id5" draw:end-glue-point="4" svg:d="M1627 6959l1 445" svg:viewBox="0 0 2 446">
          <text:p/>
        </draw:connector>
        <draw:custom-shape draw:style-name="gr8" draw:text-style-name="P1" xml:id="id6" draw:id="id6" draw:layer="layout" svg:width="2.938cm" svg:height="1cm" svg:x="0.158cm" svg:y="3.932cm">
          <text:p text:style-name="P1">i &lt;= n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7" draw:id="id7" draw:layer="layout" svg:width="2.474cm" svg:height="1cm" svg:x="2.444cm" svg:y="4.965cm">
          <text:p text:style-name="P1">s = s + 1./i<text:line-break/>i = i +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1.627cm" svg:y1="3.353cm" svg:x2="1.627cm" svg:y2="3.932cm" draw:start-shape="id3" draw:start-glue-point="6" draw:end-shape="id6" draw:end-glue-point="4" svg:d="M1627 3353v579" svg:viewBox="0 0 1 580">
          <text:p/>
        </draw:connector>
        <draw:connector draw:style-name="gr11" draw:text-style-name="P2" draw:layer="layout" svg:x1="3.096cm" svg:y1="4.432cm" svg:x2="3.681cm" svg:y2="4.965cm" draw:start-shape="id6" draw:start-glue-point="7" draw:end-shape="id7" draw:end-glue-point="4" svg:d="M3096 4432h585v533" svg:viewBox="0 0 586 534">
          <text:p/>
        </draw:connector>
        <draw:connector draw:style-name="gr12" draw:text-style-name="P2" draw:layer="layout" svg:x1="4.918cm" svg:y1="5.465cm" svg:x2="1.634cm" svg:y2="3.568cm" draw:start-shape="id7" draw:start-glue-point="7" svg:d="M4918 5465h516v-1897h-3800" svg:viewBox="0 0 3801 1898">
          <text:p/>
        </draw:connector>
        <draw:connector draw:style-name="gr13" draw:text-style-name="P2" draw:layer="layout" draw:type="line" svg:x1="1.627cm" svg:y1="4.932cm" svg:x2="1.627cm" svg:y2="6.121cm" draw:start-shape="id6" draw:start-glue-point="6" draw:end-shape="id4" draw:end-glue-point="4" svg:d="M1627 4932v1189" svg:viewBox="0 0 1 1190">
          <text:p/>
        </draw:connector>
        <draw:frame draw:style-name="gr14" draw:text-style-name="P3" draw:layer="layout" svg:width="1.213cm" svg:height="0.692cm" svg:x="2.793cm" svg:y="3.985cm">
          <draw:text-box>
            <text:p>True</text:p>
          </draw:text-box>
        </draw:frame>
        <draw:frame draw:style-name="gr14" draw:text-style-name="P3" draw:layer="layout" svg:width="1.306cm" svg:height="0.692cm" svg:x="0.494cm" svg:y="4.785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2a6099" draw:marker-start-width="0.25cm" draw:marker-start-center="false" draw:marker-end-width="0.25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Regular" style:font-family-generic="modern" style:font-pitch="fixed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5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47:36.338835115</meta:creation-date>
    <dc:date>2024-12-11T17:12:10.830590567</dc:date>
    <meta:editing-duration>PT1H12S</meta:editing-duration>
    <meta:editing-cycles>10</meta:editing-cycles>
    <meta:generator>LibreOffice/7.3.7.2$Linux_X86_64 LibreOffice_project/30$Build-2</meta:generator>
    <meta:document-statistic meta:object-count="16"/>
  </office:meta>
</office:document-meta>
</file>